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fo:font-size="14pt" style:font-size-asian="14pt" style:font-size-complex="14pt"/>
    </style:style>
    <style:style style:name="P23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30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31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32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33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34" style:family="paragraph" style:parent-style-name="Standard" style:list-style-name="L1">
      <style:text-properties fo:font-size="13pt" fo:font-weight="normal" style:font-size-asian="13pt" style:font-weight-asian="normal" style:font-size-complex="13pt" style:font-weight-complex="normal"/>
    </style:style>
    <style:style style:name="P35" style:family="paragraph" style:parent-style-name="Standard" style:list-style-name="L2">
      <style:text-properties fo:font-size="12.5pt" fo:font-weight="normal" style:font-size-asian="12.5pt" style:font-weight-asian="normal" style:font-size-complex="12.5pt" style:font-weight-complex="normal"/>
    </style:style>
    <style:style style:name="P36" style:family="paragraph" style:parent-style-name="Standard" style:list-style-name="L3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unning Log as I Get Back in Shape</text:p>
      <text:p text:style-name="P9">I have missed 2 weeks of running. <text:s/>I needed the rest.</text:p>
      <text:p text:style-name="P10"><text:tab/><text:tab/><text:tab/></text:p>
      <text:p text:style-name="P10"/>
      <text:p text:style-name="P10">Sat 10/1/16 Morning - <text:span text:style-name="T1">1 mile </text:span><text:span text:style-name="T2">walk</text:span><text:span text:style-name="T1"> </text:span><text:span text:style-name="T2">in 16 minutes</text:span></text:p>
      <text:p text:style-name="P11"/>
      <text:p text:style-name="P10"><text:span text:style-name="T2">Sun <text:s/>10/2/16 Morning</text:span><text:span text:style-name="T1"> - 1 mile </text:span><text:span text:style-name="T2">walk in 16 minutes</text:span></text:p>
      <text:p text:style-name="P12"/>
      <text:p text:style-name="P10">Mon <text:s/>10/3/16 Morning - <text:span text:style-name="T1">1 mile </text:span><text:span text:style-name="T2">walk in 16 minutes</text:span></text:p>
      <text:p text:style-name="P11"/>
      <text:p text:style-name="P10"><text:span text:style-name="T2">Tues <text:s/>10/4/16 Morning</text:span><text:span text:style-name="T1"> - 1 mile </text:span><text:span text:style-name="T2">walk in 17 minutes</text:span></text:p>
      <text:p text:style-name="P12"/>
      <text:p text:style-name="P10">Wed 10/5/16 11:22 AM - <text:s/><text:span text:style-name="T1">2.5 miles</text:span></text:p>
      <text:p text:style-name="P12">I walked a mile, ran 3/4 of a mile and walked a mile. Times: 15:14, 7:54, 14:57. </text:p>
      <text:p text:style-name="P12"/>
      <text:p text:style-name="P10">Thur 10/6/16 3:52 PM - <text:s/><text:span text:style-name="T1">3 miles</text:span></text:p>
      <text:p text:style-name="P12">I ran 3 miles in <text:s/>32:05, ave pace = 10:42/mile</text:p>
      <text:p text:style-name="P12"/>
      <text:p text:style-name="P12">Fri 10/7/16 10:43 PM - <text:span text:style-name="T1">5 miles</text:span></text:p>
      <text:p text:style-name="P12">I walked and ran 5 miles in 1:04:04, 12:49/mi. I walked a ½ mile, ran a ½ mile and repeated.</text:p>
      <text:p text:style-name="P12">Then I walked an easy ½ mile.</text:p>
      <text:p text:style-name="P11"/>
      <text:p text:style-name="P11">14.5 miles in the last week</text:p>
      <text:p text:style-name="P11"/>
      <text:p text:style-name="P12">Sat 10/8/16 Morning<text:span text:style-name="T1"> - 1mile </text:span></text:p>
      <text:p text:style-name="P12">1 mile walk and run in 13:45 on a hilly road</text:p>
      <text:p text:style-name="P12"/>
      <text:p text:style-name="P12">Sun 10/9/16 12:08 PM – <text:span text:style-name="T1">4 miles</text:span></text:p>
      <text:p text:style-name="P12">I ran 4 miles on hilly roads in 43:42. Splits: 10:28, 11:43, 11:20, 10:09</text:p>
      <text:p text:style-name="P11"/>
      <text:p text:style-name="P12">Mon 10/10/16 10:05 AM - <text:s/><text:span text:style-name="T1">4 miles</text:span></text:p>
      <text:p text:style-name="P12">½ mile to gym downhill in <text:s/>4:40</text:p>
      <text:p text:style-name="P12">On treadmill: 2 mile run in 20:00, ½ mile walk in 7:00 and half mile run in 4:38.</text:p>
      <text:p text:style-name="P12">Ran ½ mile home. </text:p>
      <text:p text:style-name="P12"/>
      <text:p text:style-name="P12">Tues <text:s/>10/11/16 – <text:span text:style-name="T1">No running</text:span></text:p>
      <text:p text:style-name="P11"/>
      <text:p text:style-name="P12">Wed <text:s/>10/12/16 9:34 AM - 5<text:span text:style-name="T1">.5 miles</text:span></text:p>
      <text:p text:style-name="P12">I ran and walked mainly on somewhat hilly roads except for one mile on the Allegheny track.</text:p>
      <text:p text:style-name="P12">1 mile walk and run in 12:42. I walked ½ mile and ran ½ mile and then rested a minute.</text:p>
      <text:p text:style-name="P12">I ran 1 mile to the track in 10:10 and rested a minute.</text:p>
      <text:p text:style-name="P12">I ran 1 mile on the track in 8:59 going faster as I ran and then rested a minute.</text:p>
      <text:p text:style-name="P12">I ran 1 mile home in 10:00 and jogged a half mile. </text:p>
      <text:p text:style-name="P12">In the afternoon I walked 1 mile with Mary Jane in 18:00. </text:p>
      <text:p text:style-name="P12"/>
      <text:p text:style-name="P11"><text:span text:style-name="T2">Thur 10/13/16 3:21 PM -</text:span> <text:s/>4.25 miles</text:p>
      <text:p text:style-name="P13">1 mile to the Allegheny track in 9:42 and rested 2 minutes.</text:p>
      <text:p text:style-name="P13">On the track I ran 220 yards, jogged for 2 minutes and then ran 2 miles.</text:p>
      <text:p text:style-name="P13">Splits for the 2 miles: 8:58 + 8:53 = 17:51</text:p>
      <text:p text:style-name="P11"><text:span text:style-name="T3">Without stopping I ran 1 mile home in 10:27.</text:span> </text:p>
      <text:p text:style-name="P11"/>
      <text:p text:style-name="P11"><text:span text:style-name="T2">Fri 10/14/16 </text:span><text:s/>- No running </text:p>
      <text:p text:style-name="P14">18.75 miles in the last week</text:p>
      <text:p text:style-name="P17"><text:soft-page-break/>Sat 10/15/16 1:26 PM - <text:span text:style-name="T1">5 miles</text:span></text:p>
      <text:p text:style-name="P19">On hilly roads, I walked ½ mile and ran ½ mile during every mile.</text:p>
      <text:p text:style-name="P19">time 1:04:22 or 12:52/mile</text:p>
      <text:p text:style-name="P19">walking pace about 14:50/mile and running pace about 10:50/mile</text:p>
      <text:p text:style-name="P19"/>
      <text:p text:style-name="P19">Sun 10/16/16 11:25 PM - <text:s/><text:span text:style-name="T1">4.8 miles</text:span></text:p>
      <text:p text:style-name="P19">1 mile mainly uphill in 11:32, total ascent 165 feet, rested 2 minutes</text:p>
      <text:p text:style-name="P19">On mainly flat roads I ran 2 miles at 9:32/mile.</text:p>
      <text:p text:style-name="P19">1 mile mainly downhill in 10:21 and walked 0.8 miles to warm down.</text:p>
      <text:p text:style-name="P19"><text:s/></text:p>
      <text:p text:style-name="P17">Mon 10/17/16 10:43 PM - <text:span text:style-name="T1">5 miles</text:span></text:p>
      <text:p text:style-name="P19">Compare this workout to the one 2 days ago.</text:p>
      <text:p text:style-name="P19">On hilly roads, I walked ½ mile and ran ½ mile during every mile.</text:p>
      <text:p text:style-name="P19">time 1:00:51 or 12:10/mile</text:p>
      <text:p text:style-name="P19">My average walking pace was 14:35/mile and my average running pace was 9:46/mile.</text:p>
      <text:p text:style-name="P19"/>
      <text:p text:style-name="P19">Tues 10/18/16 <text:s/>11:41 <text:s/>AM - <text:span text:style-name="T1">4 miles</text:span></text:p>
      <text:p text:style-name="P19">1 mile to the Allegheny track in 9:29 and rested 2:30</text:p>
      <text:p text:style-name="P19">I always run wide on the track so 4 laps is a mile.</text:p>
      <text:p text:style-name="P19">I ran 2 miles on the track. I was planing on running 8:30/mi but that felt too easy.</text:p>
      <text:p text:style-name="P19">Splits: <text:s/>8:15+8:09=16:26 <text:s/>Compare to 10/13/16.</text:p>
      <text:p text:style-name="P19">walked ½ lap and jogged 3.5 laps for a warm down</text:p>
      <text:p text:style-name="P19"/>
      <text:p text:style-name="P17"><text:span text:style-name="T2">Wed 10/19/16 1:36 PM - </text:span><text:span text:style-name="T1">3 miles</text:span></text:p>
      <text:p text:style-name="P19">1 mile to the Allegheny track in 10:25 and rested 2:00</text:p>
      <text:p text:style-name="P19">1 mile on the track without shoes in 8:53 and rested 1:00</text:p>
      <text:p text:style-name="P19">½ mile with shoes in 4:10</text:p>
      <text:p text:style-name="P19">½ mile walk in 8:10</text:p>
      <text:p text:style-name="P19"/>
      <text:p text:style-name="P19">Thur 10/20/16 11:50 AM - <text:span text:style-name="T1">5.25 miles</text:span></text:p>
      <text:p text:style-name="P17">I ran 5 miles on hilly roads averaging 9:28/mile with the last mile in 8:35.</text:p>
      <text:p text:style-name="P17">walked ¼ mile to warm down</text:p>
      <text:p text:style-name="P17"/>
      <text:p text:style-name="P17">Fri <text:s/>10/21/16 11:11 AM - <text:span text:style-name="T1">1 mile</text:span></text:p>
      <text:p text:style-name="P18">I ran 1 mile on the indoor track without shoes in 8:48.</text:p>
      <text:p text:style-name="P18">Then I used weight machines for about 15 minutes on legs and arms.</text:p>
      <text:p text:style-name="P20"/>
      <text:p text:style-name="P20"><text:s/>28 miles in the last week</text:p>
      <text:p text:style-name="P18"/>
      <text:p text:style-name="P18"/>
      <text:p text:style-name="P18"/>
      <text:p text:style-name="P3"/>
      <text:p text:style-name="P3"><text:soft-page-break/>Sat 10/22/16 11:10 AM - <text:span text:style-name="T1">4.5 miles</text:span></text:p>
      <text:p text:style-name="P3">On the indoor track:</text:p>
      <text:p text:style-name="P3">¼ mile of drills</text:p>
      <text:p text:style-name="P3">½ mile run without shoes in 4:22 and then rest a few minutes</text:p>
      <text:p text:style-name="P3">On a treadmill:</text:p>
      <text:p text:style-name="P3">3 mile run in 26:15 or 8:45/mile</text:p>
      <text:p text:style-name="P3">¾ mile warm down</text:p>
      <text:p text:style-name="P3"/>
      <text:p text:style-name="P5">Sun 10/23/16 1:21 PM - <text:span text:style-name="T1">5 miles</text:span></text:p>
      <text:p text:style-name="P4">Compare this workout to Mon 10/17/16.</text:p>
      <text:p text:style-name="P4">On hilly roads, I walked ½ mile and ran ½ mile during every mile.</text:p>
      <text:p text:style-name="P4">time 59:56 or 11:59/mile</text:p>
      <text:p text:style-name="P4">My average walking pace was 14:10/mile and my average running pace was 9:50/mile.</text:p>
      <text:p text:style-name="P4">I walked 25s/mile faster today.</text:p>
      <text:p text:style-name="P4"/>
      <text:p text:style-name="P4">Mon 10/24/16 8:58 AM - <text:span text:style-name="T1">3.25 miles</text:span></text:p>
      <text:p text:style-name="P4">I ran one mile with no shoes on the indoor track in 8:37 and rested a few minutes.</text:p>
      <text:p text:style-name="P4">On a treadmill I ran 2 miles in 18:15 or 9:08/mile. </text:p>
      <text:p text:style-name="P4">I jogged ¼ mile.</text:p>
      <text:p text:style-name="P4"/>
      <text:p text:style-name="P4">Tues 10/25/16 <text:s/>11:32 AM - <text:span text:style-name="T1">5 miles</text:span></text:p>
      <text:p text:style-name="P4">1 mile on the indoor track in 8:34 and rested 4 minutes.</text:p>
      <text:p text:style-name="P4">On a treadmill I ran 5x ½ mile with a ¼ mile jog before each ½ mile.</text:p>
      <text:p text:style-name="P4">I jogged a ¼ mile to warm down.</text:p>
      <text:p text:style-name="P4">All the ½ miles were in 4:00 and the ¼ mile jogs were about 3:00.</text:p>
      <text:p text:style-name="P4"/>
      <text:p text:style-name="P4">Wed 10/26/16 11:34 AM - <text:span text:style-name="T1">2 miles</text:span> </text:p>
      <text:p text:style-name="P4">I walked and ran 2 miles in 23:14 or 11:37/mile.</text:p>
      <text:p text:style-name="P4">The walk/run ratio was 3/7.</text:p>
      <text:p text:style-name="P4"/>
      <text:p text:style-name="P4">Thur 10/27/16 8:10 AM - <text:span text:style-name="T1">5 miles</text:span></text:p>
      <text:p text:style-name="P4">On indoor track:</text:p>
      <text:p text:style-name="P4">½ mile in 4:38 and rested 1:00</text:p>
      <text:p text:style-name="P4">½ mile in 4:50 running straightaways and jogging turns and rested 5:00</text:p>
      <text:p text:style-name="P4">On treadmill:</text:p>
      <text:p text:style-name="P4">¼ <text:s/>mile at various paces as fast as 7:10/mile and rested 3:00</text:p>
      <text:p text:style-name="P4">0.05 miles before a 5K run to get treadmill up to speed</text:p>
      <text:p text:style-name="P4">5K run in 24:15 or 7:49/mi, splits 7:53, 7:50, 7:47 and 44s for the last 0.1 mile</text:p>
      <text:p text:style-name="P4">My heart rate at the end of the 5K was 161.</text:p>
      <text:p text:style-name="P4">0.6 mile warm down</text:p>
      <text:p text:style-name="P4"/>
      <text:p text:style-name="P4">Fri 10/28/16 9:11 AM - <text:span text:style-name="T1">2 miles</text:span></text:p>
      <text:p text:style-name="P4">On indoor track 1 mile with no shoes in 9:29 going faster as I ran and rested 4 minutes.</text:p>
      <text:p text:style-name="P4">On treadmill 1 mile in 9:29 going faster as I ran.</text:p>
      <text:p text:style-name="P21">26.75 miles in the last week</text:p>
      <text:p text:style-name="P19"><text:soft-page-break/>Sat 10/29/16 12:44 PM - <text:span text:style-name="T1">5 miles</text:span></text:p>
      <text:p text:style-name="P19">I walked and ran 5 miles in 54:55 or 10:59/mile.</text:p>
      <text:p text:style-name="P19">During each mile I walked ¼ mile. <text:s/></text:p>
      <text:p text:style-name="P19">My walking <text:s/>pace was about 14:20/mile.</text:p>
      <text:p text:style-name="P19">My running pace was about 9:55/mile.</text:p>
      <text:p text:style-name="P19"/>
      <text:p text:style-name="P19">Sun 10/30/16 5:53 PM - <text:span text:style-name="T1">2 miles</text:span></text:p>
      <text:p text:style-name="P19">On indoor track:</text:p>
      <text:p text:style-name="P19">1 mile with no shoes in 9:29 and rested 1:15</text:p>
      <text:p text:style-name="P19">1 mile with shoes in 9:25</text:p>
      <text:p text:style-name="P19">I used 6 weight machines for my legs.</text:p>
      <text:p text:style-name="P19"/>
      <text:p text:style-name="P19">Mon 10/31/16 10:40 AM - <text:span text:style-name="T1">2 miles</text:span></text:p>
      <text:p text:style-name="P19">On indoor track:</text:p>
      <text:p text:style-name="P19">1 mile with no shoes in 8:53 and rested 3:00</text:p>
      <text:p text:style-name="P19">On treadmill:</text:p>
      <text:p text:style-name="P19">1 mile in 8:51</text:p>
      <text:p text:style-name="P19"/>
      <text:p text:style-name="P19">Tues 11/1/16 9:30 AM - <text:span text:style-name="T1">8.75 miles</text:span></text:p>
      <text:p text:style-name="P19">Warm up: ½ mile to the indoor track and ½ mile with no shoes on the track at 10:00/mi</text:p>
      <text:p text:style-name="P19">rested 5:00</text:p>
      <text:p text:style-name="P19">On a treadmill I ran 7 miles in 59:33 or 8:30/mile.</text:p>
      <text:p text:style-name="P19">Mile splits:</text:p>
      <text:p text:style-name="P19">9:00, 8:49, 8:34, 8:33, 8:23, 8:11, 8:02 <text:s/>The last half mile was in 4:00.</text:p>
      <text:p text:style-name="P19">Heart rate at the end of <text:s/>2.5, 3.5, 5.5 and 7 miles was 141, 144, 154, and 156 beats/min.</text:p>
      <text:p text:style-name="P19">Warmed down with 0.75 mile jog.</text:p>
      <text:p text:style-name="P19"/>
      <text:p text:style-name="P19">Wed 11/2/16 10:38 AM -<text:span text:style-name="T1"> 2 miles</text:span></text:p>
      <text:p text:style-name="P19">I walked and ran 2 miles on slightly hilly roads in 24:50 or 12:25/mile. <text:s/>I walked a </text:p>
      <text:p text:style-name="P19">½ mile and ran ½ mile during each mile.<text:span text:style-name="T1"> <text:s/></text:span></text:p>
      <text:p text:style-name="P19">My average walking pace was 14:50/mile.</text:p>
      <text:p text:style-name="P19">My average running pace was 10:00/mile.</text:p>
      <text:p text:style-name="P19"/>
      <text:p text:style-name="P19">Thur 11/3/16 <text:s/><text:span text:style-name="T1"><text:s/>4 miles</text:span></text:p>
      <text:p text:style-name="P19">On indoor<text:span text:style-name="T1"> </text:span>track<text:span text:style-name="T1">: </text:span>2 miles<text:span text:style-name="T1"> </text:span>with no shoes, 10:00+9:30=19:30 and rested 5 minutes</text:p>
      <text:p text:style-name="P19">2 miles walking and running in 23:49, i.e. walk ¼ mile and run ¼ mile and repeat. </text:p>
      <text:p text:style-name="P19">Walk pace = about 14:30/mile and run pace = about 9:20/mile</text:p>
      <text:p text:style-name="P19"/>
      <text:p text:style-name="P19">Fri 11/4/16 <text:s/><text:span text:style-name="T1">7 miles</text:span></text:p>
      <text:p text:style-name="P19">I ran on hilly roads: 5 miles at 9:30/mile, walk ½ mile in 6:58, 1.5 miles at 8:30/mile. </text:p>
      <text:p text:style-name="P19"/>
      <text:p text:style-name="P21">30.75 miles in the last week.</text:p>
      <text:p text:style-name="P4"><text:soft-page-break/>Sat 11/5/16 <text:s/><text:span text:style-name="T1">4 miles</text:span></text:p>
      <text:p text:style-name="P4">½ mile to indoor track</text:p>
      <text:p text:style-name="P4">2 miles on the track with no shoes: 8:59 + 8:24, the last ½ mile 4:03</text:p>
      <text:p text:style-name="P4">rested 5 minutes</text:p>
      <text:p text:style-name="P4">1 mile walk/run in 11:55. <text:s/>I walked ¼ mile, ran ¼ mile and repeated.</text:p>
      <text:p text:style-name="P4">½ mile jog</text:p>
      <text:p text:style-name="P4"/>
      <text:p text:style-name="P4">Sun 11/6/16 <text:span text:style-name="T1">3 miles</text:span></text:p>
      <text:p text:style-name="P4">I walked and ran 3 miles in 34:10 or 11:22/mile. <text:s/>walked ¼, ran ¼ and repeated</text:p>
      <text:p text:style-name="P4">avg walking pace = 13:41/mile </text:p>
      <text:p text:style-name="P4">avg running pace = 9:01/mile</text:p>
      <text:p text:style-name="P4"/>
      <text:p text:style-name="P4">Mon 11/7/16 <text:span text:style-name="T1">6.5 miles</text:span></text:p>
      <text:p text:style-name="P4">6 miles jogging and running (1.5 on roads, 4.5 on outdoor track)</text:p>
      <text:p text:style-name="P4">The 6 miles consisted of intervals of 3 x ¾ mile and 4 x ½ mile with a ¼ mile jog before each interval. <text:s/>After the 6 miles I walked a ½ mile. </text:p>
      <text:p text:style-name="P4">avg pace for 3 x ¾ mile = <text:s/>9:49/mile, </text:p>
      <text:p text:style-name="P4">avg pace for 4 x ½ mile = 9:10/mile, </text:p>
      <text:p text:style-name="P4">avg pace for jogs = 12:30/mile</text:p>
      <text:p text:style-name="P4"/>
      <text:p text:style-name="P4">Tues 11/8/16 <text:s/><text:span text:style-name="T1">4 miles</text:span></text:p>
      <text:p text:style-name="P4">4 mile run/walk on hilly roads in 44:46 or 11:12/mile</text:p>
      <text:p text:style-name="P4">I walked 7 times for a total of 13:30 of walking and 31:16 of running.</text:p>
      <text:p text:style-name="P4"/>
      <text:p text:style-name="P4">Wed 11/9/16 <text:s/><text:span text:style-name="T1">4.5 miles</text:span></text:p>
      <text:p text:style-name="P4">1 mile with no shoes on the indoor track in 8:45 and then rested 10 minutes</text:p>
      <text:p text:style-name="P4">On a treadmill: warm up ½ mile in 4:58 </text:p>
      <text:p text:style-name="P4"><text:tab/>2 miles in 16:22 or 8:11/mile</text:p>
      <text:p text:style-name="P4"><text:tab/>Splits: 1 mile in 8:57, 1mile in 7:25 (½ mile in 3:51 and ½ mile in 3:34)</text:p>
      <text:p text:style-name="P4"><text:tab/>The last ¼ mile just under 7:00/mile pace.</text:p>
      <text:p text:style-name="P4">On treadmill: warm down, ½ mile in 4:58 and ½ mile walk in 7:29 </text:p>
      <text:p text:style-name="P4"/>
      <text:p text:style-name="P4">Thur 11/10/16 <text:s/><text:span text:style-name="T1">5 miles</text:span></text:p>
      <text:p text:style-name="P4">I ran with Tiffany Hrach and Jim Fitch on the Allegheny College indoor track.</text:p>
      <text:p text:style-name="P4">1 mile warm up</text:p>
      <text:p text:style-name="P4">5 x ½ mile with ¼ mile jog between each interval. We took turns leading. </text:p>
      <text:p text:style-name="P4">times on ½ miles: 4:41, 4:36, 4:37, 4:39, 4:33</text:p>
      <text:p text:style-name="P4">½ mile walk/run warm down</text:p>
      <text:p text:style-name="P4"/>
      <text:p text:style-name="P4">Fri 11/11/16 <text:span text:style-name="T1">4 miles</text:span></text:p>
      <text:p text:style-name="P4">2 miles on the indoor track with no shoes. half mile splits: 4:40+4:30+4:07+3:50 = 17:07</text:p>
      <text:p text:style-name="P4">rested 12 minutes</text:p>
      <text:p text:style-name="P4">On treadmill: 2 x ½ mile and 1 x 0.3 miles with 0.25 mile jogs after each.</text:p>
      <text:p text:style-name="P4">Times: <text:s/>4:00, 3:51 and the 0.3 miles was at 6:53/ mile pace.</text:p>
      <text:p text:style-name="P6">31 miles in the last week</text:p>
      <text:p text:style-name="P19"><text:soft-page-break/>Sat 11/12/16 <text:span text:style-name="T1">6 miles</text:span></text:p>
      <text:p text:style-name="P19">I walked and ran 2 miles on hilly roads in 21:48 or 10:54/mile. <text:s/>I walked 4 times one minute.</text:p>
      <text:p text:style-name="P19">I rested <text:s/>7 minutes and then ran 4 miles on hilly roads. </text:p>
      <text:p text:style-name="P19">Splits: 10:48, 9:18, 9:50, 8:29 Time=38:25 or 9:36/mile</text:p>
      <text:p text:style-name="P19"/>
      <text:p text:style-name="P19">Sun 11/13/16 <text:span text:style-name="T1">3 miles</text:span></text:p>
      <text:p text:style-name="P19">I ran 3 miles out and back on hilly roads in 11:35+10:13+9:34=31:22 or 10:27/mile</text:p>
      <text:p text:style-name="P19"/>
      <text:p text:style-name="P19">Mon 11/14/16 <text:span text:style-name="T1">3 miles</text:span></text:p>
      <text:p text:style-name="P19">Same run as yesterday</text:p>
      <text:p text:style-name="P19">Splits: 10:38+9:53+8:43=29:14 or 9:44/mile</text:p>
      <text:p text:style-name="P19"/>
      <text:p text:style-name="P19">Tues 11/15/16 <text:span text:style-name="T1">5 miles</text:span></text:p>
      <text:p text:style-name="P19">I walked and ran 5 miles on slightly hilly roads in 58:36 or 11:43/mile. <text:s/>I walked about 0.12 miles at the beginning of each ½ mile.</text:p>
      <text:p text:style-name="P19"/>
      <text:p text:style-name="P19">Wed 11/16/16 <text:span text:style-name="T1">5 miles <text:s/></text:span>(same workout as<text:span text:style-name="T1"> </text:span>Thur 10/27/16)</text:p>
      <text:p text:style-name="P19">On indoor track:</text:p>
      <text:p text:style-name="P19">½ mile with no shoes in 4:36 and rested 1:00</text:p>
      <text:p text:style-name="P19">½ mile with shoes in 4:49 running straightaways and jogging turns and rested 5:30</text:p>
      <text:p text:style-name="P19">On treadmill:</text:p>
      <text:p text:style-name="P19">¼ <text:s/>mile at various paces as fast as 6:54/mile and rested 4:00</text:p>
      <text:p text:style-name="P19">0.05 miles before a 5K run to get treadmill up to speed</text:p>
      <text:p text:style-name="P19">5K run in 23:55 or 7:43/mi, splits 7:46, 7:42, 7:44 and 43s for the last 0.1 mile</text:p>
      <text:p text:style-name="P19">My heart rate at the end of the 5K was 161.</text:p>
      <text:p text:style-name="P19">0.6 mile warm down</text:p>
      <text:p text:style-name="P19"/>
      <text:p text:style-name="P19">Thur 11/17/16 <text:s/><text:span text:style-name="T1">5 miles</text:span></text:p>
      <text:p text:style-name="P19">I ran with Tiffany Hrach and Jim Fitch on the Allegheny College indoor track.</text:p>
      <text:p text:style-name="P19">1 mile warm up including ¼ mile of drills</text:p>
      <text:p text:style-name="P19">5 x ½ mile with ¼ mile jog between each interval. We took turns leading. </text:p>
      <text:p text:style-name="P19">times on ½ miles: 4:37, 4:32, 4:26, 4:37, 4:25</text:p>
      <text:p text:style-name="P19">½ mile walk/run warm down</text:p>
      <text:p text:style-name="P22"/>
      <text:p text:style-name="P19">Fri 11/18/16 <text:span text:style-name="T1">5 miles </text:span>(Compare to 11/15/16)</text:p>
      <text:p text:style-name="P19">I walked and ran 5 miles on slightly hilly roads in 57:20 or 11:27/mile. <text:s/>I walked an average of 0.16 miles at the beginning of each ½ mile. <text:s/>I was faster today than on 11/15/16 even though I walked more today.</text:p>
      <text:p text:style-name="P19"/>
      <text:p text:style-name="P21">32 miles in the last week</text:p>
      <text:p text:style-name="P6"/>
      <text:p text:style-name="P4"><text:soft-page-break/>Sat 11/19/16 <text:s/><text:span text:style-name="T1">5.25 miles</text:span></text:p>
      <text:p text:style-name="P4">I ran out and back on a slightly hilly course.</text:p>
      <text:p text:style-name="P4">¾ mile warm up </text:p>
      <text:p text:style-name="P4">8 x ¼ mile run with ¼ mile jogs between the runs</text:p>
      <text:p text:style-name="P4">¾ mile warm down</text:p>
      <text:p text:style-name="P4">The warm up, jogs, and warm down were at an average pace of 11:45/mile.</text:p>
      <text:p text:style-name="P4">The ¼ mile runs were at an average pace of 7:40/mile.</text:p>
      <text:p text:style-name="P4">Times for ¼ mile runs: 1:54.1, 1:58.3, 1:56.4, 1:54.4, 1:56.4,1:52.5, 1:52.4, 1:54.6</text:p>
      <text:p text:style-name="P4"/>
      <text:p text:style-name="P4">Sun 11/20/16 <text:s/><text:span text:style-name="T1">4.25 miles</text:span></text:p>
      <text:p text:style-name="P4">½ mile warm up to the indoor track</text:p>
      <text:p text:style-name="P4">On indoor track with no shoes:</text:p>
      <text:p text:style-name="P4">2 miles in 9:15 + 8:39 = 17:54</text:p>
      <text:p text:style-name="P4">1 mile jog in 10:18 and rested 3 minutes</text:p>
      <text:p text:style-name="P4">With shoes on ¼ mile in 1:48.7, ¼ mile jog and ¼ mile walk</text:p>
      <text:p text:style-name="P4"/>
      <text:p text:style-name="P4">Mon 11/21/16 <text:s/><text:span text:style-name="T1">3.25 miles</text:span></text:p>
      <text:p text:style-name="P4">On the indoor track I ran a mile with no shoes: 4:35 + 4:06 = 8:41 and rested 10 minutes</text:p>
      <text:p text:style-name="P4">On the indoor track with shoes 3 x ¼ mile run with ¼ mile jogs before each run</text:p>
      <text:p text:style-name="P4"><text:s text:c="3"/>Times on ¼ mile runs: <text:s/>2:03, 1:57, 1:54</text:p>
      <text:p text:style-name="P4">I rested 1 minute, walked ½ mile in 6:22 and warmed down with a ¼ mile walk and jog.</text:p>
      <text:p text:style-name="P4"/>
      <text:p text:style-name="P4">Tues 11/22/16 <text:s/><text:span text:style-name="T1">4.5 miles</text:span></text:p>
      <text:p text:style-name="P4">I continue to include walking in my workouts. <text:s/>I hope to do another 50 miler next year.</text:p>
      <text:p text:style-name="P4">On the indoor track I ran a mile with no shoes in 9:57 and rested 3 minutes.</text:p>
      <text:p text:style-name="P4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4"/>
      <text:p text:style-name="P4">Wed 11/23/16 <text:span text:style-name="T1">4.75 miles</text:span></text:p>
      <text:p text:style-name="P4">On indoor track:</text:p>
      <text:p text:style-name="P4">I ran 1.5 miles with no shoes. 9:56 + 4:38 = 14:35 and rested 4 minutes</text:p>
      <text:p text:style-name="P4">I walked and ran 3 miles in 36:00. <text:s/>I walked <text:s/>1/8 mile, ran 3/8 mile and repeated.</text:p>
      <text:p text:style-name="P4">Walking pace about 15:20/mile, running pace about 10:50/mile.</text:p>
      <text:p text:style-name="P4">Warmed down with a ¼ mile walk in 4:00. </text:p>
      <text:p text:style-name="P4"/>
      <text:p text:style-name="P4">Thur 11/24/16 <text:s/><text:span text:style-name="T1">4.25 miles <text:s text:c="3"/></text:span></text:p>
      <text:p text:style-name="P4">I walked and ran 4 miles on hilly roads in 46:26 or 11:36/mile. <text:s/>I walked an average of 1/8 miles at the beginning of each ½ mile. <text:s/>Then I walked ¼ mile in 4:00 to warm down.</text:p>
      <text:p text:style-name="P4"><text:s/></text:p>
      <text:p text:style-name="P4">Fri 11/25/16 <text:s/><text:span text:style-name="T1">5.25 miles <text:s text:c="3"/></text:span></text:p>
      <text:p text:style-name="P19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9"/>
      <text:p text:style-name="P6">32.5 miles in the last week</text:p>
      <text:p text:style-name="P4"><text:soft-page-break/>Sat 11/26/16 <text:s/><text:span text:style-name="T1">6.5 miles <text:s text:c="3"/></text:span></text:p>
      <text:p text:style-name="P19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4"/>
      <text:p text:style-name="P4">Sun 11/27/16 <text:span text:style-name="T1">4.5 miles</text:span></text:p>
      <text:p text:style-name="P4">I ran 4 miles on hilly roads in 39:03 or 9:46/mile. <text:s/>Then I walked and jogged a ½ mile in about 7 minutes to warm down.</text:p>
      <text:p text:style-name="P4"/>
      <text:p text:style-name="P4">Mon 11/28/16 <text:span text:style-name="T1">3.75 miles</text:span></text:p>
      <text:p text:style-name="P4">I ran 1.5 miles with no shoes on the indoor track in 9:59+4:26=13:25 and rested about 10:00.</text:p>
      <text:p text:style-name="P4">I walked and ran 2 miles with shoes in 20:03. <text:s/>I walked about 50 yards at the beginning of each half mile. <text:s/>Then I walked a ¼ mile in 3:44 to warm down. </text:p>
      <text:p text:style-name="P4"/>
      <text:p text:style-name="P15">Tues <text:s/>11/29/16 <text:s/><text:span text:style-name="T1">6</text:span> <text:span text:style-name="T1">miles <text:s/></text:span>(The same 6 miles as Sun 4/17/16)<text:span text:style-name="T1"> </text:span></text:p>
      <text:p text:style-name="P16">I ran 6 miles on the 2 mile “hill course”. <text:s/>The temperature was about 60 degrees.</text:p>
      <text:p text:style-name="P16">Distance <text:s text:c="13"/>Net elevation <text:s text:c="3"/>Split Times <text:s text:c="7"/>Split Times</text:p>
      <text:p text:style-name="P16"><text:s/>(miles)<text:tab/> <text:s text:c="5"/>change (feet) <text:s text:c="5"/>Today<text:tab/> <text:tab/><text:span text:style-name="T4">4/17/16</text:span></text:p>
      <text:p text:style-name="P16"><text:s text:c="5"/>1 <text:s text:c="6"/><text:tab/><text:tab/>- 315<text:tab/> <text:s/><text:tab/>9:08<text:tab/> <text:s/><text:tab/> <text:s/>9:18</text:p>
      <text:p text:style-name="P16"><text:s text:c="5"/>2<text:tab/><text:tab/><text:tab/>+315<text:tab/> <text:s text:c="9"/>12:08<text:tab/> <text:tab/>12:53<text:tab/><text:tab/><text:tab/></text:p>
      <text:p text:style-name="P16"><text:s text:c="5"/>3<text:tab/><text:tab/><text:tab/>+145<text:tab/> <text:s text:c="9"/>10:16<text:tab/> <text:tab/>11:25</text:p>
      <text:p text:style-name="P16"><text:s text:c="5"/>4<text:tab/><text:tab/><text:tab/>- 145<text:tab/> <text:s/><text:tab/>8:37<text:tab/> <text:s/><text:tab/> <text:s/>9:22</text:p>
      <text:p text:style-name="P16"><text:s text:c="5"/>5<text:tab/><text:tab/><text:tab/>- 315<text:tab/> <text:s/><text:tab/>8:16<text:tab/> <text:s/><text:tab/> <text:s/>8:49</text:p>
      <text:p text:style-name="P16"><text:s text:c="5"/>6<text:tab/><text:tab/><text:tab/>+315<text:tab/> <text:s text:c="9"/>10:58<text:tab/> <text:tab/>11:52</text:p>
      <text:p text:style-name="P16">time today: <text:s text:c="11"/>59:23 or <text:s/>9:54/mile</text:p>
      <text:p text:style-name="P16">time on <text:span text:style-name="T4">4/17/16</text:span>: 1:03:39 or 10:37/mile</text:p>
      <text:p text:style-name="P16">I had no idea I could run so much faster today on this tough course!</text:p>
      <text:p text:style-name="P16"/>
      <text:p text:style-name="P16">Wed 11/30/16 <text:s/><text:span text:style-name="T1">4.5 miles</text:span></text:p>
      <text:p text:style-name="P16">I ran 3.5 miles on the indoor track without shoes. <text:s/>The last ½ mile was in 3:54. </text:p>
      <text:p text:style-name="P16">Splits: <text:s/>10:00 + 9:54 + 9:56 + 3:54 = 33:43</text:p>
      <text:p text:style-name="P16">I rested for 2 minutes and then jogged a mile to cool down.</text:p>
      <text:p text:style-name="P16"/>
      <text:p text:style-name="P16">Thur 12/1/16 <text:s/><text:span text:style-name="T1">5 miles</text:span></text:p>
      <text:p text:style-name="P4">I ran with Tiffany Hrach and Jim Fitch on the Allegheny College indoor track. </text:p>
      <text:p text:style-name="P4">We warmed up with a 1.25 mile jog, did ¼ miles of drills and rested a few minutes.</text:p>
      <text:p text:style-name="P4">We ran 2.5 miles in 24:13 or 9:41/mile. <text:s/>We warmed down with a ½ mile walk and ½ mile jog.</text:p>
      <text:p text:style-name="P4"/>
      <text:p text:style-name="P16">Fri <text:s/>12/2/16 <text:s/><text:span text:style-name="T1">4.5 miles</text:span></text:p>
      <text:p text:style-name="P16">I ran 4 miles on the indoor track without shoes. <text:s/>The last ½ mile was in 3:56. <text:s/></text:p>
      <text:p text:style-name="P16">Splits: <text:s/>10:01 + 9:52 + 9:43 + 4:29 + 3:56 = 38:00</text:p>
      <text:p text:style-name="P16">I warmed down with a half mile in 5:52</text:p>
      <text:p text:style-name="P16">Then I used 12 weight machines with relatively light weight for a full body workout.</text:p>
      <text:p text:style-name="P15"/>
      <text:p text:style-name="P6">34.75 miles in the last week </text:p>
      <text:p text:style-name="P6"/>
      <text:p text:style-name="P27"><text:soft-page-break/><text:span text:style-name="T2">Sat 12/3/16</text:span> <text:s/>8 miles</text:p>
      <text:p text:style-name="P28">½ mile warm up to the indoor track and rested 5 minutes</text:p>
      <text:p text:style-name="P28">1 mile on the indoor track with no shoes in 9:01</text:p>
      <text:p text:style-name="P28">rested 5 minutes</text:p>
      <text:p text:style-name="P28">On a treadmill with shoes I ran 6 x ½ mile and 1 x ¾ mile with ¼ mile jog before each interval.</text:p>
      <text:p text:style-name="P28">The ¼ mile jogs took about 3 minutes each.</text:p>
      <text:p text:style-name="P28">Times for the ½ miles: 4:00, 4:00, 4:00, 3:54, 3:45, 3:42</text:p>
      <text:p text:style-name="P28">Time for the ¾ mile: 5:25 or 7:14/mile pace.</text:p>
      <text:p text:style-name="P28">Warmed down with a mile jog.</text:p>
      <text:p text:style-name="P28"/>
      <text:p text:style-name="P28">Sun <text:s/>12/4/16 <text:s/><text:span text:style-name="T1">3.5 miles</text:span></text:p>
      <text:p text:style-name="P28">I ran without shoes on the indoor track.</text:p>
      <text:p text:style-name="P28">3 miles: <text:s/>9:47 + 8:58 + 8:43 = 27:28</text:p>
      <text:p text:style-name="P28">rested 2 minutes and warmed down with ½ mile in 5:17</text:p>
      <text:p text:style-name="P28"/>
      <text:p text:style-name="P28">Mon <text:s/>12/5/16 <text:s/><text:span text:style-name="T1">5.6 miles</text:span></text:p>
      <text:p text:style-name="P28">½ mile to the indoor track</text:p>
      <text:p text:style-name="P28">On the indoor track with no shoes 1 mile in 4:30 + 3:59 = 8:29 and rested 6 minutes</text:p>
      <text:p text:style-name="P28">On a treadmill: </text:p>
      <text:p text:style-name="P28">0.4 miles at various paces as fast as 6:58/mile and rested 3 minutes</text:p>
      <text:p text:style-name="P28">0.1 mile lead into a 3.1 mile run. </text:p>
      <text:p text:style-name="P28">Splits (mile, mile, mile, 0.1 mile) for the 3.1 miles: <text:s/></text:p>
      <text:p text:style-name="P28"><text:tab/>7:45 + 7:37 + 7:23 + 0:39 = 23:24</text:p>
      <text:p text:style-name="P28">½ mile walk and jog warm down</text:p>
      <text:p text:style-name="P28"/>
      <text:p text:style-name="P28">Tues 12/6/16 <text:span text:style-name="T1">4 miles</text:span></text:p>
      <text:p text:style-name="P28">On the indoor track with no shoes 2 miles in 9:53 + 8:45 = 18:37 and rested 2 minutes</text:p>
      <text:p text:style-name="P28">On the treadmill with shoes 2 miles in 9:00 + 8:30 = 17:30</text:p>
      <text:p text:style-name="P28"/>
      <text:p text:style-name="P28">Wed 12/7/16 <text:span text:style-name="T1">5.5 miles</text:span></text:p>
      <text:p text:style-name="P28">½ mile to the indoor track</text:p>
      <text:p text:style-name="P28">On the indoor track with no shoes 1 mile in 9:20 and rested 3 minutes</text:p>
      <text:p text:style-name="P29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9"/>
      <text:p text:style-name="P29">Thur 12/8/16 <text:s/><text:span text:style-name="T1">5.25 miles</text:span></text:p>
      <text:p text:style-name="P29">I ran with Tiffany Hrach and Jim Fitch on the Allegheny College indoor track.</text:p>
      <text:p text:style-name="P29">1 mile warm up and ¼ mile of drills</text:p>
      <text:p text:style-name="P29">5 x ½ mile with ¼ mile jog between each interval. We took turns leading. </text:p>
      <text:p text:style-name="P29">times on ½ miles: 4:26.5, 4:27.4, 4:25.1, 4:25.5, 4:25.5</text:p>
      <text:p text:style-name="P29">½ mile walk warm down</text:p>
      <text:p text:style-name="P29"/>
      <text:p text:style-name="P29">Fri 12/9/16 <text:s/><text:span text:style-name="T1">3 miles</text:span></text:p>
      <text:p text:style-name="P29">I ran 3 miles with no shoes on the indoor track in 29:58.</text:p>
      <text:p text:style-name="P4"/>
      <text:p text:style-name="P6">34.9 miles in the last week </text:p>
      <text:p text:style-name="P19"><text:soft-page-break/>Sat 12/10/16 <text:span text:style-name="T1">2 miles</text:span></text:p>
      <text:p text:style-name="P19">We drove to California MD</text:p>
      <text:p text:style-name="P19">I ran about 2 miles in 21:13</text:p>
      <text:p text:style-name="P19"/>
      <text:p text:style-name="P19">Sun 12/11/16 <text:span text:style-name="T1">5 miles</text:span></text:p>
      <text:p text:style-name="P19">I walked and ran 5 miles on hilly roads in MD. <text:s/>Time: 57:22 or 11:28/mi</text:p>
      <text:p text:style-name="P19">I walked ¼ mile, ran ¼ mile and repeated until the end.</text:p>
      <text:p text:style-name="P19">walking pace averaged about 13:30/mi and running pace averaged about 9:30/mi</text:p>
      <text:p text:style-name="P19"/>
      <text:p text:style-name="P19">Mon 12/12/16 <text:span text:style-name="T1">5.25 miles</text:span></text:p>
      <text:p text:style-name="P19">I walked and ran 5 miles on hilly roads in MD. <text:s/>Time: 55:01 or 11:00/mi</text:p>
      <text:p text:style-name="P19">I walked 0.1 miles, ran 0.4 miles and repeated until the end.</text:p>
      <text:p text:style-name="P19">Then I walked and jogged ¼ mile to warm down.</text:p>
      <text:p text:style-name="P19"/>
      <text:p text:style-name="P19">Tues 12/13/16 <text:span text:style-name="T1">5.25 miles</text:span></text:p>
      <text:p text:style-name="P19">I walked and ran 5 miles on hilly roads in MD. <text:s/>Time: 56:15 or 11:15/mi</text:p>
      <text:p text:style-name="P19">I walked 1/4 miles, ran 1/4 miles and repeated until the end.</text:p>
      <text:p text:style-name="P19">walking pace averaged about 13:30/mi and running pace averaged about 9:00/mi</text:p>
      <text:p text:style-name="P19">Then I walked and jogged ¼ mile to warm down.</text:p>
      <text:p text:style-name="P19"/>
      <text:p text:style-name="P19">Wed 12/14/16 <text:s/><text:span text:style-name="T1">6.25 miles</text:span></text:p>
      <text:p text:style-name="P19">I ran on a treadmill at the World Gym in California MD,</text:p>
      <text:p text:style-name="P19">4 x 1mile with ¼ mile jog after each. <text:s/>The jogs took about 2:50.</text:p>
      <text:p text:style-name="P19">Times for 1 mile intervals: 9:00, 8:00, 7:30, (3:37 + 3:29) = 7:06</text:p>
      <text:p text:style-name="P19">rested 6 minutes and ran 1.25 miles at 9:00/mi pace </text:p>
      <text:p text:style-name="P19"/>
      <text:p text:style-name="P19">Thur 12/15/16 <text:span text:style-name="T1">6.25 miles</text:span></text:p>
      <text:p text:style-name="P19">I ran on a treadmill at the World Gym in California MD,</text:p>
      <text:p text:style-name="P19">6 miles going faster as I ran. The first mile was in 8:47 and the last in 7:48.</text:p>
      <text:p text:style-name="P19">Time: 49:58 or 8:20/mile.</text:p>
      <text:p text:style-name="P19">I warmed down with ¼ miles in about 2:50. </text:p>
      <text:p text:style-name="P19"/>
      <text:p text:style-name="P19">Fri 12/16/16 <text:span text:style-name="T1">5 miles</text:span></text:p>
      <text:p text:style-name="P19">I ran on a treadmill at the World Gym in California MD.</text:p>
      <text:p text:style-name="P19">3 x 1mile averaging 9:00/mile. <text:s/></text:p>
      <text:p text:style-name="P19">Before each mile and at the end, I walked and jogged a ½ mile in about 6:15.</text:p>
      <text:p text:style-name="P21"/>
      <text:p text:style-name="P21">35 miles in the last week</text:p>
      <text:p text:style-name="P19"/>
      <text:p text:style-name="P19"/>
      <text:p text:style-name="P19"/>
      <text:p text:style-name="P19"/>
      <text:p text:style-name="P19"><text:soft-page-break/>Sat 12/17/16 <text:s/><text:span text:style-name="T1">7.5 miles</text:span> (Compare to Tues 11/1/16)</text:p>
      <text:p text:style-name="P19">On a treadmill I ran 7.26 miles in 60:00 or 8:16/mile.</text:p>
      <text:p text:style-name="P19">Splits:</text:p>
      <text:p text:style-name="P19">9:00, 8:43, 8:36, 8:20, 8:05,7:53, 7:32 and 1:51 for the last 0.26 miles</text:p>
      <text:p text:style-name="P19">Warmed down with a 0.24mile jog.</text:p>
      <text:p text:style-name="P19"/>
      <text:p text:style-name="P19">Sun 12/18/16 <text:s/><text:span text:style-name="T1">6.5 miles </text:span></text:p>
      <text:p text:style-name="P19">I walked and ran 6 miles on hilly roads in MD and averaged 10:40/mile.</text:p>
      <text:p text:style-name="P19">I walked 0.15 miles at the beginning of each half mile. <text:s/></text:p>
      <text:p text:style-name="P19">The first 3 miles averaged 11:10/mile and the last 3 miles averaged 10:10/mile.</text:p>
      <text:p text:style-name="P19"/>
      <text:p text:style-name="P19">Mon 12/19/16 <text:s/><text:span text:style-name="T1">5.5 miles</text:span></text:p>
      <text:p text:style-name="P19">I ran on a treadmill at the World Gym in MD.</text:p>
      <text:p text:style-name="P19">I ran 5 miles in 42:04 or 8:25/mile.</text:p>
      <text:p text:style-name="P19">Splits: 9:31, 8:55, 8:29, 7:55, (3:42 + 3:31) = 7:13</text:p>
      <text:p text:style-name="P19">½ mile warm down in 5:00</text:p>
      <text:p text:style-name="P19"/>
      <text:p text:style-name="P19">Tues 12/20/16 <text:s/><text:span text:style-name="T1">4.5 miles </text:span></text:p>
      <text:p text:style-name="P19">I ran 4 miles on hilly roads in MD. <text:s/>I ran faster as I ran and averaged <text:s/>9:20/mile.</text:p>
      <text:p text:style-name="P19">½ mile warm down in 5:10</text:p>
      <text:p text:style-name="P19"/>
      <text:p text:style-name="P19">Wed 12/21/16 <text:span text:style-name="T1">4.25 miles</text:span></text:p>
      <text:p text:style-name="P19">After driving back to Meadville I ran and walked on the indoor track.</text:p>
      <text:p text:style-name="P19">I ran 1 mile with no shoes in 8:44 and rested 3:00.</text:p>
      <text:p text:style-name="P19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9"/>
      <text:p text:style-name="P19">Thurs 12/22/16 <text:span text:style-name="T1">4.5 miles</text:span> </text:p>
      <text:p text:style-name="P19">I ran with Tiffany Hrach and Jim Fitch on the Allegheny College indoor track.</text:p>
      <text:p text:style-name="P19">1.5 mile warm up including ¼ mile of drills and rested a minute.</text:p>
      <text:p text:style-name="P19">We ran 2.5 miles in 23:40 or 9:28/mile.</text:p>
      <text:p text:style-name="P19">Splits: 9:42 + 9:29 + 4:29</text:p>
      <text:p text:style-name="P19">½ mile walk warm down</text:p>
      <text:p text:style-name="P19"/>
      <text:p text:style-name="P19">Fri 12/23/16 <text:span text:style-name="T1">3.5 miles</text:span></text:p>
      <text:p text:style-name="P19">I ran 5 K out and back on a hilly course which had ice cover on a few parts. </text:p>
      <text:p text:style-name="P19">It was 35 degrees. <text:s/>Time 32:35 or 10:30/mi. Total ascent along the course is 433 ft.</text:p>
      <text:p text:style-name="P19">warmed down with 0.4 mile jog</text:p>
      <text:p text:style-name="P19"><text:s/></text:p>
      <text:p text:style-name="P21">36.25 miles in the last</text:p>
      <text:p text:style-name="P21"/>
      <text:p text:style-name="P15"><text:soft-page-break/>Sat 12/24/16 <text:span text:style-name="T1">5.25 miles</text:span></text:p>
      <text:p text:style-name="P15">I warmed up with 1.5 miles at various paces and rested 4 minutes.</text:p>
      <text:p text:style-name="P15">I ran the same 5 K course as yesterday with a total ascent of 433 ft along the course. </text:p>
      <text:p text:style-name="P15">It was 40 degrees and a very few spots with ice. <text:s/>The time was 29:50 or 9:37/mile.</text:p>
      <text:p text:style-name="P15">warmed down with 0.65 mile jog</text:p>
      <text:p text:style-name="P15"/>
      <text:p text:style-name="P15">Sun 12/25/16 <text:span text:style-name="T1">1.6 miles</text:span></text:p>
      <text:p text:style-name="P15">I ran 1.6 miles in about 15 minutes on a level road.</text:p>
      <text:p text:style-name="P15"/>
      <text:p text:style-name="P15">Mon 12/26/16 <text:span text:style-name="T1">10.4 miles</text:span></text:p>
      <text:p text:style-name="P15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15">I repeated the above run. <text:s/>The time was 59:42 or 11:56/mile.</text:p>
      <text:p text:style-name="P15">I warmed down with a 0.4 mile walk.</text:p>
      <text:p text:style-name="P15"/>
      <text:p text:style-name="P15">Tues 12/27/16 <text:s/><text:span text:style-name="T1">6.5 miles</text:span></text:p>
      <text:p text:style-name="P15">I ran 6 miles out and back on a hilly course. <text:s/>The total ascent along the course was 490 ft. <text:s/>It was 34 degrees out and I wore sweats and gloves. <text:s/>Time 54:52 or 9:08/mile. </text:p>
      <text:p text:style-name="P15">I warmed down with a 0.5 mile jog.</text:p>
      <text:p text:style-name="P15"/>
      <text:p text:style-name="P15">Wed <text:s/>12/28/16 <text:s/><text:span text:style-name="T1">7</text:span> <text:span text:style-name="T1">miles </text:span></text:p>
      <text:p text:style-name="P15">0.5 mile jog to warm up <text:span text:style-name="T1"><text:s/></text:span></text:p>
      <text:p text:style-name="P16">I ran 6 miles on the 2 mile “hill course”. <text:s/><text:span text:style-name="T4">(The same 6 miles as Sun 4/17/16 and Tues 11/29/16.)</text:span></text:p>
      <text:p text:style-name="P16">The temperature was 34 degrees and I wore sweat clothes.</text:p>
      <text:p text:style-name="P16">Distance <text:s text:c="13"/>Net elevation <text:s text:c="5"/>Split Times <text:s text:c="6"/>Split Times <text:s text:c="7"/>Split Times</text:p>
      <text:p text:style-name="P16"><text:s/>(miles)<text:tab/> <text:s text:c="5"/>change (feet) <text:s text:c="7"/>Today<text:tab/><text:tab/>11/29/16<text:tab/> <text:s text:c="3"/><text:span text:style-name="T4">4/17/16</text:span></text:p>
      <text:p text:style-name="P16"><text:s text:c="5"/>1 <text:s text:c="6"/><text:tab/><text:tab/>- 315<text:tab/><text:tab/>7:57<text:tab/><text:tab/> <text:s text:c="2"/>9:08<text:tab/> <text:s/><text:tab/> <text:s text:c="5"/>9:18</text:p>
      <text:p text:style-name="P16"><text:s text:c="5"/>2<text:tab/><text:tab/><text:tab/>+315<text:tab/> <text:s text:c="9"/>10:59<text:tab/> <text:s text:c="9"/><text:tab/> 12:08<text:tab/> <text:tab/> <text:s text:c="3"/>12:53<text:tab/><text:tab/><text:tab/></text:p>
      <text:p text:style-name="P16"><text:s text:c="5"/>3<text:tab/><text:tab/><text:tab/>+145<text:tab/><text:tab/>9:29<text:tab/> <text:s text:c="9"/><text:tab/> 10:16<text:tab/> <text:tab/> <text:s text:c="3"/>11:25</text:p>
      <text:p text:style-name="P16"><text:s text:c="5"/>4<text:tab/><text:tab/><text:tab/>- 145<text:tab/><text:tab/>8:06<text:tab/> <text:s/><text:tab/> <text:s text:c="2"/>8:37<text:tab/> <text:s/><text:tab/> <text:s text:c="5"/>9:22</text:p>
      <text:p text:style-name="P16"><text:s text:c="5"/>5<text:tab/><text:tab/><text:tab/>- 315<text:tab/><text:tab/>7:27<text:tab/> <text:s/><text:tab/> <text:s text:c="2"/>8:16<text:tab/> <text:s/><text:tab/> <text:s text:c="5"/>8:49</text:p>
      <text:p text:style-name="P16"><text:s text:c="5"/>6<text:tab/><text:tab/><text:tab/>+315<text:tab/> <text:s text:c="9"/>10:27<text:tab/><text:tab/> 10:58<text:tab/> <text:tab/> <text:s text:c="3"/>11:52</text:p>
      <text:p text:style-name="P16">time today: <text:s text:c="12"/>54:27 or <text:s/>9:04/mile</text:p>
      <text:p text:style-name="P16">time on 11/29/16: <text:s text:c="2"/>59:23 or <text:s/>9:54/mile</text:p>
      <text:p text:style-name="P16">time on <text:span text:style-name="T4">4/17/16</text:span>: <text:s/>1:03:39 or 10:37/mile</text:p>
      <text:p text:style-name="P16">mile jog to warm down</text:p>
      <text:p text:style-name="P16"/>
      <text:p text:style-name="P16">Thurs 12/29/16 <text:span text:style-name="T1">4.25 miles</text:span></text:p>
      <text:p text:style-name="P16">I walked and ran 4 miles on partly snowy and slippery paths and roads in 47:45 or 11:56/mile.</text:p>
      <text:p text:style-name="P16">I walked 0.1 miles at the beginning of each half mile.</text:p>
      <text:p text:style-name="P16"/>
      <text:p text:style-name="P16">Fri 12/30/16 <text:s/><text:span text:style-name="T1">1.6 miles</text:span></text:p>
      <text:p text:style-name="P7"><text:span text:style-name="T6">I ran on a snow covered hilly road. <text:s/>0.3 mile warm up and 2 minute rest. </text:span><text:s/></text:p>
      <text:p text:style-name="P7">I ran a mile in 9:59 and then warmed down with 0.3 miles. </text:p>
      <text:p text:style-name="P1"/>
      <text:p text:style-name="P7"><text:span text:style-name="T1">36.6</text:span> <text:span text:style-name="T1">miles in the last week</text:span></text:p>
      <text:list xml:id="list3522593986387211140" text:style-name="L1">
        <text:list-item>
          <text:list>
            <text:list-header>
              <text:p text:style-name="P34"/>
            </text:list-header>
          </text:list>
        </text:list-item>
      </text:list>
      <text:p text:style-name="P7"><text:soft-page-break/></text:p>
      <text:p text:style-name="P1"><text:span text:style-name="T2">Sat </text:span><text:span text:style-name="T3">12/31/16 </text:span>3.5 miles</text:p>
      <text:p text:style-name="P7">It was cold and I ran on a snowy slippery hilly road.</text:p>
      <text:p text:style-name="P7">I warmed up with a ¼ mile walk and jog. Then I ran 3 miles in 34:54 and warmed down with a ¼ mile walk and jog.</text:p>
      <text:p text:style-name="P7"/>
      <text:p text:style-name="P7">Sun 1/1/17 <text:span text:style-name="T1">7.5 miles</text:span></text:p>
      <text:p text:style-name="P7">I ran 7.25 miles on the Ernst Trail in 1:12:33 or 10:00/mile. The first ¼ mile the trail was covered with packed snow. <text:s/>After that there were just a few small areas that were slippery.</text:p>
      <text:p text:style-name="P7">I warmed down with a ¼ mile walk. </text:p>
      <text:p text:style-name="P1"/>
      <text:p text:style-name="P7">Mon 1/2/17 <text:span text:style-name="T1">5.75 miles</text:span></text:p>
      <text:p text:style-name="P7">I ran with Jim Fitch on the Ernst Trail. <text:s/>We warmed up with a ¼ miles walk,</text:p>
      <text:p text:style-name="P7">ran 4 miles in 45:13 with the last ½ mile in 4:32, and then walked 0.15 miles. </text:p>
      <text:p text:style-name="P7">Then we ran a mile in 10:43 and warmed down with a 0.35 mile walk. <text:s/></text:p>
      <text:p text:style-name="P7">The trail had some slippery spots.</text:p>
      <text:p text:style-name="P7"/>
      <text:p text:style-name="P7">Tues 1/3/17 <text:span text:style-name="T1">3.75 miles</text:span></text:p>
      <text:p text:style-name="P7">On the indoor track I ran a mile with no shoes in 9:48 and rested a few minutes. </text:p>
      <text:p text:style-name="P7">2.25 miles with shoes in 21:37 or 9:36/mile</text:p>
      <text:p text:style-name="P7">walked ½ mile in 8 minutes</text:p>
      <text:p text:style-name="P7"/>
      <text:p text:style-name="P7">Wed 1/4/17 <text:span text:style-name="T1">5.5 miles</text:span></text:p>
      <text:p text:style-name="P7">I ran 2 miles on the indoor track with no shoes. Time: 17:32 or 8:46/mile</text:p>
      <text:p text:style-name="P7">rested 7 minutes</text:p>
      <text:p text:style-name="P7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7"/>
      <text:p text:style-name="P7">Thur 1/5/17 <text:span text:style-name="T1">5.75 miles</text:span></text:p>
      <text:p text:style-name="P7">I ran with Jim Fitch and Tiffany Hrach on the indoor track.</text:p>
      <text:p text:style-name="P7">We warmed up with 1.1 miles, ¼ mile of drills,1/8 mile in 64s and 1/8 mile walk. </text:p>
      <text:p text:style-name="P7">We ran 8 x ¼ mile with a 1/8 mile jog after each ¼. <text:s/>The ¼'s averaged 2:08 and the jogs were all about 2 minutes. We warmed down with a ¼ mile walk.</text:p>
      <text:p text:style-name="P7">Later on I walked a mile in 16 minutes with Mary Jane.</text:p>
      <text:p text:style-name="P7"/>
      <text:p text:style-name="P7">Fri 1/6/17 <text:span text:style-name="T1">5 miles</text:span></text:p>
      <text:p text:style-name="P7">I ran 1 mile on the indoor track with no shoes in 8:01 and then rested 8 minutes.</text:p>
      <text:p text:style-name="P7">On a treadmill with shoes I further warmed up with a half mile at various paces. Time = 4:30</text:p>
      <text:p text:style-name="P7">I rested 3 minutes and then ran 6 x ¼ mile with a ¼ mile jog before each ¼ mile run.</text:p>
      <text:p text:style-name="P7">The times for the runs were 2:00 and the times for the jogs were about 3:00.</text:p>
      <text:p text:style-name="P7">Warmed down with a ½ mile in 5:00. </text:p>
      <text:p text:style-name="P1"/>
      <text:p text:style-name="P1"/>
      <text:p text:style-name="P1">36.75 miles in the last week</text:p>
      <text:p text:style-name="P7"><text:soft-page-break/></text:p>
      <text:p text:style-name="P7">Sat 1/7/17 <text:span text:style-name="T1">6.25 miles</text:span></text:p>
      <text:p text:style-name="P7">I ran on a treadmill in the Meadville YMCA, 6 miles in 50:49 or 8:28/mile.</text:p>
      <text:p text:style-name="P7">Splits: 8:57, 8:49, 8:42, 8:29, 8:07, 7:45</text:p>
      <text:p text:style-name="P7">warm down: ¼ mile in 2:17</text:p>
      <text:p text:style-name="P7"/>
      <text:p text:style-name="P7">Sun 1/8/17 <text:span text:style-name="T1">5.25 miles</text:span></text:p>
      <text:p text:style-name="P7">I ran on a treadmill in the Meadville YMCA, 5 miles in 45:01 or 9:00/mile.</text:p>
      <text:p text:style-name="P7">warm down: ¼ mile in 2:46</text:p>
      <text:p text:style-name="P7"/>
      <text:p text:style-name="P7">Mon 1/9/17 <text:span text:style-name="T1">5 miles</text:span></text:p>
      <text:p text:style-name="P7">I ran 1 mile without shoes on the indoor track in 8:49 and then rested 6 minutes.</text:p>
      <text:p text:style-name="P7">I then ran 6 x ¼ mile on a treadmill with ¼ mile jog before each run.</text:p>
      <text:p text:style-name="P7">Times for the runs were 2:00 and times for the jogs were all about 3:00.</text:p>
      <text:p text:style-name="P7">I warmed down with a mile 10:00.</text:p>
      <text:p text:style-name="P7"/>
      <text:p text:style-name="P7">Tues 1/10/17 <text:span text:style-name="T1">5.5 miles</text:span></text:p>
      <text:p text:style-name="P7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7"/>
      <text:p text:style-name="P7">Wed 1/11/17 <text:s/><text:span text:style-name="T1">5 miles</text:span></text:p>
      <text:p text:style-name="P7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7">I rested 6 minutes and jogged ½ mile home.</text:p>
      <text:p text:style-name="P7"/>
      <text:p text:style-name="P7">Thur 1/12/17 <text:span text:style-name="T1">4.9 miles</text:span></text:p>
      <text:p text:style-name="P7">I ran with Tiffany, Sharon, Veronica, and Jim on the indoor track.</text:p>
      <text:p text:style-name="P7">1.25 mile warm up including 0.25 miles of drills and rested a minute</text:p>
      <text:p text:style-name="P7">We ran 5K in 29:17 taking turns leading every half mile and finishing together.</text:p>
      <text:p text:style-name="P7">All miles were right around 9:28 and the last 0.1 miles in 52 s.</text:p>
      <text:p text:style-name="P7">Warmed down with ½ mile easy.</text:p>
      <text:p text:style-name="P7"/>
      <text:p text:style-name="P7">Fri 1/13/17 <text:span text:style-name="T1">5 miles</text:span></text:p>
      <text:p text:style-name="P7">I ran on a treadmill:</text:p>
      <text:p text:style-name="P7">1 mile warm up at various paces in 10 minutes and rested 2 minutes</text:p>
      <text:p text:style-name="P7">3 miles in 25:28, <text:s/>Splits: 9:01, 8:27, 8:00</text:p>
      <text:p text:style-name="P7">1 mile warm down in 10:26</text:p>
      <text:p text:style-name="P7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7">I ran on a treadmill.</text:p>
      <text:p text:style-name="P7">I warmed up with a 1 mile run in 10:00 and a 1 mile run at various pace and a minute rest.</text:p>
      <text:p text:style-name="P7">6 x ¼ mile run with a ¼ mile jog after each run</text:p>
      <text:p text:style-name="P7">The runs were all in 2:00 and the jogs were all about 2:50.</text:p>
      <text:p text:style-name="P7"/>
      <text:p text:style-name="P7">Sun 1/15/17 <text:s/><text:span text:style-name="T1">6.5 miles</text:span></text:p>
      <text:p text:style-name="P7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7"/>
      <text:p text:style-name="P7">Mon 1/16/17 <text:span text:style-name="T1">6.1 miles</text:span></text:p>
      <text:p text:style-name="P7">I ran 2 miles on the indoor track without shoes. The last ½ mile was in 4:00.</text:p>
      <text:p text:style-name="P7">Splits: 9:18, 8:18</text:p>
      <text:p text:style-name="P7">I jogged 0.1 miles and rested 5 minutes.</text:p>
      <text:p text:style-name="P7">On a treadmill I ran with shoes 4 x ¼ mile and 1 x ½ mile. <text:s/>I jogged ¼ mile before each run and a ¼ mile at the end. <text:s text:c="2"/>Running pace was 8:00/mi and jogging pace was 11:20/mile.</text:p>
      <text:p text:style-name="P7">In the afternoon I walked 1 mile on the indoor track with Mary Jane.</text:p>
      <text:p text:style-name="P7"/>
      <text:p text:style-name="P7">Tues 1/17/17 <text:s/><text:span text:style-name="T1">5.25 miles</text:span></text:p>
      <text:p text:style-name="P7">I ran with Tiffany Hrach on the indoor track.</text:p>
      <text:p text:style-name="P7">1.5 mile warm up including 0.25 miles of drills.</text:p>
      <text:p text:style-name="P7">5 x ½ mile with ¼ jog after each run. <text:s/>The runs were all about 4:40 and the jogs about 3:25.</text:p>
      <text:p text:style-name="P7"/>
      <text:p text:style-name="P7">Wed 1/18/17 <text:span text:style-name="T1">4 miles</text:span></text:p>
      <text:p text:style-name="P7">I ran 1 mile on the indoor track with no shoes in 8:41. <text:s/>Splits: 4:40, 4:01</text:p>
      <text:p text:style-name="P7">rested 5:00</text:p>
      <text:p text:style-name="P7">With shoes on I walked and ran 3 miles with all miles near 11:00. I walked ¼ mile during every <text:s/>mile. <text:s/>Walking pace about 14:00/mile and running pace about 10:00/mile. </text:p>
      <text:p text:style-name="P7"/>
      <text:p text:style-name="P7">Thur 1/19/17 <text:s/><text:span text:style-name="T1">5 miles</text:span></text:p>
      <text:p text:style-name="P7">I ran with Sharon, Veronica and Jim on the indoor track.</text:p>
      <text:p text:style-name="P7">We warmed up with 1.4 miles including ¼ mile of drills and 1/8 mile in 1:10 and rested 1:00. </text:p>
      <text:p text:style-name="P7">Then we ran 5 x ½ mile with ¼ mile jog between each run and 1/8 mile jog at the end. <text:s/></text:p>
      <text:p text:style-name="P7">The ½ mile runs averaged 4:40.</text:p>
      <text:p text:style-name="P7"/>
      <text:p text:style-name="P7">Fri 1/20/17 <text:s/><text:span text:style-name="T1">5 miles</text:span></text:p>
      <text:p text:style-name="P7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30"/>
      <text:p text:style-name="P30"><text:soft-page-break/><text:span text:style-name="T2">Sat 1/21/17 </text:span>5.25 miles</text:p>
      <text:p text:style-name="P31">I walked and ran out and back on hilly roads. <text:s/>I ran 4 x 1 mile with a ¼ mile walk before each mile and a ¼ mile walk at the end. <text:s/>The mile times averaged 9:17. <text:s/>The walking pace averaged 13:20/mile.</text:p>
      <text:p text:style-name="P31"/>
      <text:p text:style-name="P31">Sun 1/22/17 <text:s/><text:span text:style-name="T1">6.3 miles</text:span></text:p>
      <text:p text:style-name="P31">I walked and ran 6 miles on hilly roads. <text:s/>I walked about 0.2 miles at the beginning of each half mile and averaged about 12:00/mile. <text:s/>Then I warmed down with a 0.3 mile walk.</text:p>
      <text:p text:style-name="P31"/>
      <text:p text:style-name="P31">Mon 1/23/17 <text:span text:style-name="T1">5.5 miles</text:span></text:p>
      <text:p text:style-name="P31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31"/>
      <text:p text:style-name="P31">Tues 1/24/17 <text:s/><text:span text:style-name="T1">4.5 miles</text:span></text:p>
      <text:p text:style-name="P31">I warmed up with ½ mile jog to indoor track and 1 mile on the indoor track with no shoes in 10:28 and rested 3 minutes.</text:p>
      <text:p text:style-name="P31">I walked and ran 3 miles with shoes on. <text:s/>I walked 0.16 miles at the beginning of each ½ mile and averaged 11:37/mile. <text:s/>My walking pace was about 14:40/mile and my running pace was about 10:10/mile.</text:p>
      <text:p text:style-name="P31">Note: <text:s/>I think a good routine for the middle miles of a 50 miler (where the course is flat and I want to average about 12:00/mile) would be:</text:p>
      <text:list xml:id="list1553533159775948836" text:style-name="L2">
        <text:list-item>
          <text:p text:style-name="P35">Walk 0.15 miles at the beginning of each ½ mile and then run the remaining 0.35 miles.</text:p>
        </text:list-item>
        <text:list-item>
          <text:p text:style-name="P35">If I want to average about 12:00/mile, the walking pace should be close 14:45/mile and the running pace should be close to 10:45/mile.</text:p>
        </text:list-item>
        <text:list-item>
          <text:p text:style-name="P35">Check the above: <text:s/>0.15 x 14.75 + 0.35 x 10.75 = 6 minutes. <text:s/>i.e. 6 minutes per ½ mile</text:p>
        </text:list-item>
      </text:list>
      <text:p text:style-name="P31"/>
      <text:p text:style-name="P31">Wed 1/25/17 <text:s/><text:span text:style-name="T1">5.5 miles</text:span></text:p>
      <text:p text:style-name="P31">½ mile jog to the indoor track and rested 3 minutes</text:p>
      <text:p text:style-name="P31">I ran 3 miles on the track with no shoes with the last ½ mile in 3:54, splits: 8:55, 8:42, 8:07.</text:p>
      <text:p text:style-name="P31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31"/>
      <text:p text:style-name="P31">Thur 1/26/17 <text:s/><text:span text:style-name="T1">4.25 miles</text:span></text:p>
      <text:p text:style-name="P31">I ran 4.25 miles on the indoor track with Tiffany, Sharon and Jim. <text:s/>Included was a 1 mile run in 8:55 during which we all took turns leading for ¼ mile. <text:s/></text:p>
      <text:p text:style-name="P31"/>
      <text:p text:style-name="P31">Fri 1/27/17 <text:s/><text:span text:style-name="T1">5.8 miles</text:span></text:p>
      <text:p text:style-name="P31">I ran 1 mile on the indoor track with no shoes in 8:45 and rested 8 minutes.</text:p>
      <text:p text:style-name="P31">On a treadmill I ran 4 miles and averaged 8:30/mile. <text:s/>Warmed down with 0.8 miles</text:p>
      <text:p text:style-name="P31">Splits for the 4 mile run: 8:59, 8:41, 8:20, 8:00 <text:s/></text:p>
      <text:p text:style-name="P31"/>
      <text:p text:style-name="P30">37.2 miles in the last week</text:p>
      <text:p text:style-name="P32"/>
      <text:p text:style-name="P32"><text:soft-page-break/>Sat 1/28/17 <text:span text:style-name="T1">6 miles</text:span></text:p>
      <text:p text:style-name="P32">I mixed walking and running on the indoor track. <text:s/>My walking pace was about 14:45/mile and I walked a total of about 1.25 miles. <text:s/>My running pace was about 10:30/mile and I ran about 4.75 miles.</text:p>
      <text:p text:style-name="P32"/>
      <text:p text:style-name="P32">Sun 1/29/17 <text:s/><text:span text:style-name="T1">6 miles</text:span></text:p>
      <text:p text:style-name="P32">I walked an ran on the indoor track working on pacing for an ultra. See note on 1/24/17.</text:p>
      <text:p text:style-name="P32">1.5 miles running at about 10:25/mile</text:p>
      <text:p text:style-name="P32">3 miles of walking and running. <text:s/></text:p>
      <text:p text:style-name="P32"><text:tab/>I walked about 0.16 miles at the beginning of each ½ mile. <text:s/>My walking pace was about <text:tab/>14:40/ mile, running pace about 10:40/mile and overall pace <text:tab/>about 12:00/mile.</text:p>
      <text:p text:style-name="P32">1.5 miles running at about 10:45/mile</text:p>
      <text:p text:style-name="P32"/>
      <text:p text:style-name="P32">Mon 1/30/2017 <text:s/><text:span text:style-name="T1">5.5 miles</text:span></text:p>
      <text:p text:style-name="P32">I jogged ½ mile to the indoor track and rested 5 minutes. <text:s/></text:p>
      <text:p text:style-name="P32">On the track I ran 1 mile in 4:29 + 3:27 = 8:26 and rested 8 minutes.</text:p>
      <text:p text:style-name="P32">On a treadmill I ran 2.5 miles consisting of:</text:p>
      <text:p text:style-name="P32"><text:tab/>1 x 1 mile in 8:00 and 1 x 0.5 mile in 4:00, </text:p>
      <text:p text:style-name="P32"><text:tab/>½ mile jog between and ¼ mile warm up and warm down and rested 3 minutes. </text:p>
      <text:p text:style-name="P32">On the indoor track I walked and ran 1.5 miles. <text:s/>I walked about 0.16 miles at the beginning of each ½ mile and averaged 11:40/mile. </text:p>
      <text:p text:style-name="P32"/>
      <text:p text:style-name="P32">Tues <text:s/>1/31/2017 <text:s/><text:span text:style-name="T1">7.25 miles</text:span></text:p>
      <text:p text:style-name="P32">I jogged ½ mile to the indoor track and rested 5 minutes. <text:s/></text:p>
      <text:p text:style-name="P32">On the track I ran 2 miles in 9:18 + 8:26 = 17:45 and rested 8 minutes.</text:p>
      <text:p text:style-name="P32">On a treadmill I ran 3.25 miles with shoes consisting of:</text:p>
      <text:p text:style-name="P32"><text:tab/>3 miles: 8:58+8:17+7:39 = 24:54 or 8:18/mile</text:p>
      <text:p text:style-name="P32"><text:tab/>¼ mile warm down and rested 7 minutes. </text:p>
      <text:p text:style-name="P32">On the indoor track I walked and ran 1 mile in about 12 minutes. <text:s/>I walked about 0.16 miles at the beginning of each ½ mile.</text:p>
      <text:p text:style-name="P32">jogged ½ mile home</text:p>
      <text:p text:style-name="P32"/>
      <text:p text:style-name="P32">Wed <text:s/>2/1/2017 <text:s/><text:span text:style-name="T1">4 miles</text:span></text:p>
      <text:p text:style-name="P32">I jogged ½ mile to the indoor track and rested 5 minutes. <text:s/></text:p>
      <text:p text:style-name="P32">On the track I walked and ran 3 miles averaging about 12:00/mile.</text:p>
      <text:p text:style-name="P32">I walked about 0.16 miles at the beginning of each ½ mile. <text:s/></text:p>
      <text:p text:style-name="P32"><text:tab/>walking pace about 14:40/mile and running pace about 10:40/mile </text:p>
      <text:p text:style-name="P32">jogged ½ mile home</text:p>
      <text:p text:style-name="P32"/>
      <text:p text:style-name="P32">Thur 2/2/2017 <text:span text:style-name="T1">4.25 miles</text:span></text:p>
      <text:p text:style-name="P32">I ran with Jim Fitch on the indoor track.</text:p>
      <text:p text:style-name="P32">warm up with 1.5 miles including ¼ mile of drills</text:p>
      <text:p text:style-name="P32">2 x ¾ mile and 1 x ½ mile with ¼ mile jog after each</text:p>
      <text:p text:style-name="P32">Times: 6:41, 6:42 and 4:13</text:p>
      <text:p text:style-name="P32"/>
      <text:p text:style-name="P32">Fri 2/3/2017 <text:span text:style-name="T1">5 miles</text:span></text:p>
      <text:p text:style-name="P32">I jogged ½ mile to the indoor track and rested 5 minutes.</text:p>
      <text:p text:style-name="P32">I ran 1.5 miles on the indoor track in about 15:00 and walked and ran 3 miles at about 12:00/mile.</text:p>
      <text:p text:style-name="P32">For the walk/run I walked about 0.16 miles at the beginning of each ½ mile.</text:p>
      <text:p text:style-name="P32"/>
      <text:p text:style-name="P33">38 miles in the past week</text:p>
      <text:p text:style-name="P2"><text:soft-page-break/>Running in California MD</text:p>
      <text:p text:style-name="P24">Sat 2/4/2017 <text:s/><text:span text:style-name="T1">2 miles</text:span></text:p>
      <text:p text:style-name="P24">After driving 400 miles to southern Maryland I ran 2 miles on roads at night. <text:s/></text:p>
      <text:p text:style-name="P24">Splits: 10:45 and 9:11</text:p>
      <text:p text:style-name="P24"/>
      <text:p text:style-name="P24">Sun 2/5/2017 <text:span text:style-name="T1">8 miles</text:span></text:p>
      <text:p text:style-name="P24">I walked and ran 8 miles on slightly hilly roads roads. <text:s/>I walked 8 x 0.16 miles spread out over the workout. <text:s/>My running pace was about 10:40/mile and my walking pace about 14:40/mile. <text:s/>My average pace was about 11:20/mile.</text:p>
      <text:p text:style-name="P24"/>
      <text:p text:style-name="P24">Mon 2/6/2017 <text:span text:style-name="T1">1mile</text:span></text:p>
      <text:p text:style-name="P24">I ran 1 mile on a road.</text:p>
      <text:p text:style-name="P26"/>
      <text:p text:style-name="P24">Tues 2/7/2017 <text:s/><text:span text:style-name="T1">10.5 miles</text:span></text:p>
      <text:p text:style-name="P24">I walked and ran 10.5 miles on slightly hilly roads averaging about 11:50/mile. <text:s/>During the workout I walked 21 times with each walk about 0.15 miles long.</text:p>
      <text:p text:style-name="P24"/>
      <text:p text:style-name="P24">Wed 2/8/2017 <text:span text:style-name="T1">2 miles</text:span></text:p>
      <text:p text:style-name="P24">I ran 2 miles on roads.</text:p>
      <text:p text:style-name="P24"/>
      <text:p text:style-name="P24">Thur 2/9/2017 <text:span text:style-name="T1">10 miles</text:span></text:p>
      <text:p text:style-name="P24">I ran on slightly hilly roads. <text:s/>It was windy and about 37 degrees. <text:s/>I wore 2 sweat shirts and sweat pants. </text:p>
      <text:p text:style-name="P24">I ran 8 miles in 1:14:40 or 9:20/mile. <text:s/></text:p>
      <text:p text:style-name="P24">Splits: 10:07, 9:46, 9:44, 9:43, 9:00, 8:51, 8:57, 8:32</text:p>
      <text:p text:style-name="P24">I felt a lot better after about 4 miles.</text:p>
      <text:p text:style-name="P24">rested 3 minutes </text:p>
      <text:p text:style-name="P24">I walked and ran 2 miles averaging about 12:00/mile. <text:s/>I walked about 0.16 miles at the beginning of each ½ mile. </text:p>
      <text:p text:style-name="P24"/>
      <text:p text:style-name="P24">Fri 2/10/2017 <text:span text:style-name="T1">5 miles</text:span></text:p>
      <text:p text:style-name="P24">I ran on slightly hilly roads. <text:s/>It was a little warmer than yesterday.</text:p>
      <text:p text:style-name="P24">I ran 4 miles in 37:15 or 9:19/mile. <text:s/></text:p>
      <text:p text:style-name="P24">Splits: 9:42, 10:10, 8:52, 8:31</text:p>
      <text:p text:style-name="P24">rested about 1 minute</text:p>
      <text:p text:style-name="P24">I walked and ran 1 miles averaging about 12:00/mile. <text:s/>I walked about 0.16 miles at the beginning of each ½ mile. </text:p>
      <text:p text:style-name="P23"/>
      <text:p text:style-name="P25">38.5 miles in the last week</text:p>
      <text:p text:style-name="P23"/>
      <text:p text:style-name="P23"/>
      <text:p text:style-name="P23"/>
      <text:p text:style-name="P23"><text:soft-page-break/>Sat 2/11/2017 I was sick and did not run.</text:p>
      <text:p text:style-name="P23"/>
      <text:p text:style-name="P23"/>
      <text:p text:style-name="P23">Sun 2/12/2017 <text:span text:style-name="T1">3.2 miles</text:span></text:p>
      <text:p text:style-name="P23">I ran and walked 3.2 miles at an average of 11:41/mile. <text:s/>I walked a total of about </text:p>
      <text:p text:style-name="P23">0.6 miles.</text:p>
      <text:list xml:id="list3717979715496154719" text:style-name="L3">
        <text:list-item>
          <text:list>
            <text:list-header>
              <text:p text:style-name="P36"/>
            </text:list-header>
          </text:list>
        </text:list-item>
      </text:list>
      <text:p text:style-name="P25"/>
      <text:p text:style-name="P23">Mon 2/13/2017 <text:span text:style-name="T1">5 miles</text:span> </text:p>
      <text:p text:style-name="P23">I ran 4 miles on slightly hilly roads and averaged 9:15/mile. The last half mile in 3:58</text:p>
      <text:p text:style-name="P23">Splits: 9:31, 9:31, 9:25, <text:s/>8:35</text:p>
      <text:p text:style-name="P23">I warmed down with a mile walk and run in 11:52. <text:s/>I walked 2 x 0.16 miles during the mile.</text:p>
      <text:p text:style-name="P23"/>
      <text:p text:style-name="P23"/>
      <text:p text:style-name="P23">Tues 2/14/2017 <text:span text:style-name="T1">10 miles</text:span></text:p>
      <text:p text:style-name="P23">I ran 9 miles on hilly roads in 1:29:59. <text:s/>I kept most miles very close to 10 minutes.</text:p>
      <text:p text:style-name="P23">I warmed down with a mile walk and run in 11:53. <text:s/>I walked 2 x 0.16 miles during the mile.</text:p>
      <text:p text:style-name="P23"/>
      <text:p text:style-name="P23"/>
      <text:p text:style-name="P23">Wed 2/15/2017 <text:span text:style-name="T1">7.5 miles</text:span></text:p>
      <text:p text:style-name="P23">I ran and walked 7.5 miles on hilly roads in 1:27:41 or 11:41/mile. <text:s text:c="2"/>I walked 14 times for a total of 1.5 miles of walking and 6 miles of running.</text:p>
      <text:p text:style-name="P23"/>
      <text:p text:style-name="P23"/>
      <text:p text:style-name="P23">Thur 2/16/2017 <text:span text:style-name="T1">7.5 miles</text:span></text:p>
      <text:p text:style-name="P23">I ran 7 miles on hilly roads in 1:12:00 or 10:17/mi. <text:s/>Every mile was close to 10:40 except the fifth mile was in 4:08 + 3:50 = 7:58.</text:p>
      <text:p text:style-name="P23">I warmed down with a ½ mile walk in 6:54.</text:p>
      <text:p text:style-name="P23"/>
      <text:p text:style-name="P23"/>
      <text:p text:style-name="P23">Fri 2/17/2017 <text:span text:style-name="T1">6 miles</text:span></text:p>
      <text:p text:style-name="P23">I ran 5 miles on slightly hilly roads in 43:32 or 8:42/mile. <text:s/>The last ½ mile was in 3:48.</text:p>
      <text:p text:style-name="P23">Splits: 9:08, 8:58, 8:34, 8:46, 8:06</text:p>
      <text:p text:style-name="P23">I warmed down with a mile walk and run in 11:57. <text:s/>I walked 2 x 0.16 miles during the mile.</text:p>
      <text:p text:style-name="P23"/>
      <text:p text:style-name="P25"/>
      <text:p text:style-name="P25">39.3 miles in the last week.</text:p>
      <text:p text:style-name="P25"/>
      <text:p text:style-name="P25"/>
      <text:p text:style-name="P25"><text:soft-page-break/><text:span text:style-name="T2">Sat 2/18/2017</text:span> 5 miles</text:p>
      <text:p text:style-name="P23">I ran 4 miles on slightly hilly roads in 34:22 or 8:35/mile with the last ½ mile in 3:52</text:p>
      <text:p text:style-name="P23">Splits: 8:58, 8:56, 8:25, 8:02</text:p>
      <text:p text:style-name="P23">I rested a minute and then walked a mile in 13:35.</text:p>
      <text:p text:style-name="P23"/>
      <text:p text:style-name="P23">Sun 2/19/2017 <text:span text:style-name="T1">no running</text:span></text:p>
      <text:p text:style-name="P7">We drove 400 miles back to Meadville PA</text:p>
      <text:p text:style-name="P7"/>
      <text:p text:style-name="P2"><text:s/>Running in Meadville PA</text:p>
      <text:p text:style-name="P2"/>
      <text:p text:style-name="P8">Mon 2/20/2017 <text:span text:style-name="T1">5.6 miles</text:span> </text:p>
      <text:p text:style-name="P7">I ran 5 miles on roads and treadmill at various paces between 12:00/mile and 7:40/mile. <text:s/>This run included a ¼ mile run and 2 x ½ mile at 8:00/mile pace on a treadmill.</text:p>
      <text:p text:style-name="P7">In the afternoon I walked 0.6 miles with Mary Jane on a hilly road at about 16:00/mile.</text:p>
      <text:p text:style-name="P7"/>
      <text:p text:style-name="P7">Tues 2/21/2017 <text:span text:style-name="T1">16.5 miles</text:span></text:p>
      <text:p text:style-name="P7">I ran 3 x 5 miles on a slightly hilly course with no rest between the 3 loops. The total ascent along the 5 miles is 252 feet or about 760 feet for the 15 miles. <text:s/>I drank a little water on this cool day and ate 2 gels. <text:s/>Time for 15 miles: 2:34:12 or 10:17/mile</text:p>
      <text:p text:style-name="P7">Times for each 5 miles:</text:p>
      <text:p text:style-name="P7">54:53 or 10:58/mile</text:p>
      <text:p text:style-name="P7">53:10 or 10:38/mile</text:p>
      <text:p text:style-name="P7">46:09 or <text:s text:c="2"/>9:13/mile</text:p>
      <text:p text:style-name="P7">Splits for the last 5 miles: 10:42, 9:35, 9:16, 8:31, 8:04.</text:p>
      <text:p text:style-name="P7">I warmed down by walking and running 1.5 miles at about 12:00/mile.</text:p>
      <text:p text:style-name="P7"/>
      <text:p text:style-name="P7">Wed 2/22/2017 <text:span text:style-name="T1">4 miles</text:span></text:p>
      <text:p text:style-name="P7">I jogged ½ mile to the indoor track.</text:p>
      <text:p text:style-name="P7">On the track I walked and ran 3.5 miles averaging about 12:00.mile. <text:s/>I walked 0.16 miles at the beginning of each ½ mile.</text:p>
      <text:p text:style-name="P7"/>
      <text:p text:style-name="P7">Thur 2/23/2017 <text:span text:style-name="T1">4.75 miles</text:span></text:p>
      <text:p text:style-name="P7">I ran with Tiffany Hrach and Jim Fitch on the indoor track.</text:p>
      <text:p text:style-name="P7">1.25 mile warm up including ¼ mile of drills.</text:p>
      <text:p text:style-name="P7">3 x ¾ mile with ¼ mile jog between each.</text:p>
      <text:p text:style-name="P7">Times: 6:42, 6:41, 6:33</text:p>
      <text:p text:style-name="P7">We warmed down with a ¾ mile jog. <text:s/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2-23T08:40:56</dc:date>
    <dc:creator>James Lombardi</dc:creator>
    <meta:editing-duration>PT13H38M8S</meta:editing-duration>
    <meta:editing-cycles>83</meta:editing-cycles>
    <meta:document-statistic meta:table-count="0" meta:image-count="0" meta:object-count="0" meta:page-count="20" meta:paragraph-count="646" meta:word-count="7076" meta:character-count="35106"/>
  </office:meta>
</office:document-meta>
</file>